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8b721" officeooo:paragraph-rsid="0008b721"/>
    </style:style>
    <style:style style:name="P2" style:family="paragraph" style:parent-style-name="Preformatted_20_Text">
      <style:text-properties officeooo:rsid="0009fe00" officeooo:paragraph-rsid="0009fe00"/>
    </style:style>
    <style:style style:name="P3" style:family="paragraph" style:parent-style-name="Preformatted_20_Text">
      <style:text-properties officeooo:rsid="0009fe00" officeooo:paragraph-rsid="000abc0e"/>
    </style:style>
    <style:style style:name="P4" style:family="paragraph" style:parent-style-name="Preformatted_20_Text">
      <style:text-properties style:font-name="Liberation Mono" fo:font-size="10pt" officeooo:rsid="0009fe00" officeooo:paragraph-rsid="0009fe00" style:font-name-asian="NSimSun" style:font-size-asian="10pt" style:font-name-complex="Liberation Mono" style:font-size-complex="10pt"/>
    </style:style>
    <style:style style:name="P5" style:family="paragraph" style:parent-style-name="Preformatted_20_Text">
      <style:text-properties style:font-name="Liberation Mono" fo:font-size="10pt" officeooo:rsid="0009fe00" officeooo:paragraph-rsid="000abc0e" style:font-name-asian="NSimSun" style:font-size-asian="10pt" style:font-name-complex="Liberation Mono" style:font-size-complex="10pt"/>
    </style:style>
    <style:style style:name="P6" style:family="paragraph" style:parent-style-name="Preformatted_20_Text">
      <style:text-properties style:font-name="Liberation Mono" fo:font-size="10pt" officeooo:rsid="000abc0e" officeooo:paragraph-rsid="000abc0e" style:font-name-asian="NSimSun" style:font-size-asian="10pt" style:font-name-complex="Liberation Mono" style:font-size-complex="10pt"/>
    </style:style>
    <style:style style:name="P7" style:family="paragraph" style:parent-style-name="Preformatted_20_Text">
      <style:text-properties style:font-name="Liberation Mono" fo:font-size="10pt" officeooo:rsid="000afa1f" officeooo:paragraph-rsid="000afa1f" style:font-name-asian="NSimSun" style:font-size-asian="10pt" style:font-name-complex="Liberation Mono" style:font-size-complex="10pt"/>
    </style:style>
    <style:style style:name="P8" style:family="paragraph" style:parent-style-name="Preformatted_20_Text">
      <style:text-properties style:font-name="Liberation Mono" fo:font-size="10pt" style:text-underline-style="none" officeooo:rsid="000afa1f" officeooo:paragraph-rsid="000afa1f" style:font-name-asian="NSimSun" style:font-size-asian="10pt" style:font-name-complex="Liberation Mono" style:font-size-complex="10pt"/>
    </style:style>
    <style:style style:name="P9" style:family="paragraph" style:parent-style-name="Preformatted_20_Text">
      <style:text-properties style:font-name="Liberation Mono" fo:font-size="10pt" style:text-underline-style="none" officeooo:rsid="000b699a" officeooo:paragraph-rsid="000b699a" style:font-name-asian="NSimSun" style:font-size-asian="10pt" style:font-name-complex="Liberation Mono" style:font-size-complex="10pt"/>
    </style:style>
    <style:style style:name="P10" style:family="paragraph" style:parent-style-name="Preformatted_20_Text">
      <style:text-properties style:font-name="Liberation Mono" fo:font-size="10pt" style:text-underline-style="none" officeooo:rsid="000c0782" officeooo:paragraph-rsid="000c0782" style:font-name-asian="NSimSun" style:font-size-asian="10pt" style:font-name-complex="Liberation Mono" style:font-size-complex="10pt"/>
    </style:style>
    <style:style style:name="P11" style:family="paragraph" style:parent-style-name="Preformatted_20_Text">
      <style:text-properties style:font-name="Liberation Mono" fo:font-size="8pt" style:text-underline-style="none" officeooo:rsid="000c0782" officeooo:paragraph-rsid="000c0782" style:font-name-asian="NSimSun" style:font-size-asian="8pt" style:font-name-complex="Liberation Mono" style:font-size-complex="8pt"/>
    </style:style>
    <style:style style:name="P12" style:family="paragraph" style:parent-style-name="Preformatted_20_Text">
      <style:text-properties style:font-name="Liberation Mono" fo:font-size="8pt" style:text-underline-style="none" officeooo:rsid="000c0782" officeooo:paragraph-rsid="000ca778" style:font-name-asian="NSimSun" style:font-size-asian="8pt" style:font-name-complex="Liberation Mono" style:font-size-complex="8pt"/>
    </style:style>
    <style:style style:name="P13" style:family="paragraph" style:parent-style-name="Preformatted_20_Text">
      <style:text-properties style:font-name="Liberation Mono" fo:font-size="8pt" style:text-underline-style="none" officeooo:rsid="000ca778" officeooo:paragraph-rsid="000ca778" style:font-name-asian="NSimSun" style:font-size-asian="8pt" style:font-name-complex="Liberation Mono" style:font-size-complex="8pt"/>
    </style:style>
    <style:style style:name="P14" style:family="paragraph" style:parent-style-name="Preformatted_20_Text">
      <style:text-properties style:font-name="Liberation Mono" fo:font-size="8pt" style:text-underline-style="none" officeooo:rsid="000b699a" officeooo:paragraph-rsid="000b699a" style:font-name-asian="NSimSun" style:font-size-asian="8pt" style:font-name-complex="Liberation Mono" style:font-size-complex="8pt"/>
    </style:style>
    <style:style style:name="P15" style:family="paragraph" style:parent-style-name="Preformatted_20_Text">
      <style:text-properties officeooo:rsid="000abc0e" officeooo:paragraph-rsid="000abc0e"/>
    </style:style>
    <style:style style:name="P16" style:family="paragraph" style:parent-style-name="Standard">
      <style:text-properties style:font-name="Liberation Mono" fo:font-size="10pt" officeooo:rsid="0009fe00" officeooo:paragraph-rsid="0009fe00" style:font-name-asian="NSimSun" style:font-size-asian="10pt" style:font-name-complex="Liberation Mono" style:font-size-complex="10pt"/>
    </style:style>
    <style:style style:name="P17" style:family="paragraph" style:parent-style-name="Standard">
      <style:text-properties style:font-name="Liberation Mono" fo:font-size="10pt" officeooo:rsid="0009fe00" officeooo:paragraph-rsid="000abc0e" style:font-name-asian="NSimSun" style:font-size-asian="10pt" style:font-name-complex="Liberation Mono" style:font-size-complex="10pt"/>
    </style:style>
    <style:style style:name="P18" style:family="paragraph" style:parent-style-name="Preformatted_20_Text">
      <style:text-properties style:font-name="Liberation Mono" fo:font-size="8pt" style:text-underline-style="none" officeooo:rsid="000c0782" officeooo:paragraph-rsid="000c0782" style:font-name-asian="NSimSun" style:font-size-asian="8pt" style:font-name-complex="Liberation Mono" style:font-size-complex="8pt"/>
    </style:style>
    <style:style style:name="P19" style:family="paragraph" style:parent-style-name="Preformatted_20_Text">
      <style:text-properties style:font-name="Liberation Mono" fo:font-size="8pt" style:text-underline-style="none" officeooo:rsid="000e609d" officeooo:paragraph-rsid="000e609d" style:font-name-asian="NSimSun" style:font-size-asian="8pt" style:font-name-complex="Liberation Mono" style:font-size-complex="8pt"/>
    </style:style>
    <style:style style:name="T1" style:family="text">
      <style:text-properties officeooo:rsid="000abc0e"/>
    </style:style>
    <style:style style:name="T2" style:family="text">
      <style:text-properties officeooo:rsid="000afa1f"/>
    </style:style>
    <style:style style:name="T3" style:family="text">
      <style:text-properties officeooo:rsid="000ca778"/>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OTSTRAP 3</text:p>
      <text:p text:style-name="P1"/>
      <text:p text:style-name="P1">click on dist folder after downloading it</text:p>
      <text:p text:style-name="P1">you'll need the css fonts and js folders for your project</text:p>
      <text:p text:style-name="P1"/>
      <text:p text:style-name="P1">create a folder called bootstrap in your server and save these three folders there.</text:p>
      <text:p text:style-name="P1"/>
      <text:p text:style-name="P1">You'll need to download jquery and respond.js also and put it in the js folder</text:p>
      <text:p text:style-name="P1"/>
      <text:p text:style-name="P1"/>
      <text:p text:style-name="P1">CHAPTER 1 – get everything in place to build a bootstrap website</text:p>
      <text:p text:style-name="P1"/>
      <text:p text:style-name="P1">&lt;head&gt;</text:p>
      <text:p text:style-name="P1"><text:tab/>&lt;meta name=”viewport” content=”width=device-width, initial-scale=1.0”&gt;</text:p>
      <text:p text:style-name="P1"><text:tab/>this meta tag is for responsive desgin – to scale screens correctly</text:p>
      <text:p text:style-name="P1"/>
      <text:p text:style-name="P1"><text:tab/>&lt;link href=”css/bootstrap.min.css” rel=”stylesheet”&gt;</text:p>
      <text:p text:style-name="P1"><text:tab/>&lt;link href=”css/custom.css” rel=”stylesheet”&gt;</text:p>
      <text:p text:style-name="P1"><text:tab/>create the emtpy custom.css file and add it below the bootstrap.min.css <text:tab/>file.</text:p>
      <text:p text:style-name="P1"><text:tab/>from github scottjehl/Respond copy the contents of respond.js and create a <text:tab/>file in your <text:tab/>js file</text:p>
      <text:p text:style-name="P1"><text:tab/>&lt;script src=”js/respond.js”&gt;&lt;/script&gt;</text:p>
      <text:p text:style-name="P1"/>
      <text:p text:style-name="P1">&lt;/head&gt;</text:p>
      <text:p text:style-name="P1"/>
      <text:p text:style-name="P1">&lt;body&gt;</text:p>
      <text:p text:style-name="P1"/>
      <text:p text:style-name="P1"><text:tab/>&lt;script src=”http://code.jquery.com/jquery-latests.min.js”&gt;&lt;/script&gt;</text:p>
      <text:p text:style-name="P1"><text:tab/>&lt;script src=”js/bootstrap.min.js”&gt;&lt;/script&gt; (after jquery)</text:p>
      <text:p text:style-name="P1"/>
      <text:p text:style-name="P1">CHAPTER 2 – GRID SYSTEM</text:p>
      <text:p text:style-name="P1"/>
      <text:p text:style-name="P1"/>
      <text:p text:style-name="P1">grid system .col-xs .col-sm .col-md .col-lg</text:p>
      <text:p text:style-name="P1">.col-md-5 is larger than .col-md-4 and so on</text:p>
      <text:p text:style-name="P1"/>
      <text:p text:style-name="P1">the grids will be horizontal and stack vertically as we reduce screen size.</text:p>
      <text:p text:style-name="P1">The larger the grid the sooner it will stack vertically as we reduce screen size.</text:p>
      <text:p text:style-name="P1"/>
      <text:p text:style-name="P1">&lt;div class=”row”&gt;&lt;/div&gt;</text:p>
      <text:p text:style-name="P1"/>
      <text:p text:style-name="P1">four columns going across the page as four separate boxes</text:p>
      <text:p text:style-name="P1">we divide by twelve to figure out what number to append to col-md</text:p>
      <text:p text:style-name="P1"/>
      <text:p text:style-name="P1">&lt;div class=”col-md-3”&gt;&lt;/div&gt;</text:p>
      <text:p text:style-name="P1">&lt;div class=”col-md-3”&gt;&lt;/div&gt;</text:p>
      <text:p text:style-name="P1">&lt;div class=”col-md-3”&gt;&lt;/div&gt;</text:p>
      <text:p text:style-name="P1">&lt;div class=”col-md-3”&gt;&lt;/div&gt;</text:p>
      <text:p text:style-name="P1"/>
      <text:p text:style-name="P1">as you make the page smaller the columns will stack vertically</text:p>
      <text:p text:style-name="P1"/>
      <text:p text:style-name="P1">&lt;div class=”col-md-3 col-xs-6”&gt;&lt;/div&gt;</text:p>
      <text:p text:style-name="P1">&lt;div class=”col-md-3 col-xs-6”&gt;&lt;/div&gt;</text:p>
      <text:p text:style-name="P1">&lt;div class=”col-md-3 col-xs-6”&gt;&lt;/div&gt;</text:p>
      <text:p text:style-name="P1">&lt;div class=”col-md-3 col-xs-6”&gt;&lt;/div&gt;</text:p>
      <text:p text:style-name="P1"/>
      <text:p text:style-name="P1">will make the breakpoint to stack them vertically smaller and will</text:p>
      <text:p text:style-name="P1">stack them in groups of 2 because 12/6 is 2</text:p>
      <text:p text:style-name="P1"/>
      <text:p text:style-name="P1"/>
      <text:p text:style-name="P1"/>
      <text:p text:style-name="P1"><text:soft-page-break/>for the header</text:p>
      <text:p text:style-name="P1"/>
      <text:p text:style-name="P1">&lt;div class=”col-lg-6”&gt;</text:p>
      <text:p text:style-name="P1">&lt;div class=”col-lg-6”&gt;</text:p>
      <text:p text:style-name="P1"/>
      <text:p text:style-name="P1">will display two columns</text:p>
      <text:p text:style-name="P1">after a breakpoint (making screen smaller) will stack horizontally,</text:p>
      <text:p text:style-name="P1">the stacking happens earlier because we use lg in the class, the smaller</text:p>
      <text:p text:style-name="P1">the class (lg md sm xs) the later the stacking will happen.</text:p>
      <text:p text:style-name="P1"/>
      <text:p text:style-name="P1">&lt;div class=”col-lg-6 col-sm-5”&gt;</text:p>
      <text:p text:style-name="P1">&lt;div class=”col-lg-6 col-sm-7”&gt;</text:p>
      <text:p text:style-name="P1"/>
      <text:p text:style-name="P1">as the screen is smaller the second div column will start eating more space from the first before stacking vertically 7&gt;5 and 7&gt;6 which would have both columns be the same width.</text:p>
      <text:p text:style-name="P1"/>
      <text:p text:style-name="P1">&lt;div class=”container”&gt;</text:p>
      <text:p text:style-name="P1">(containing several row class divs)</text:p>
      <text:p text:style-name="P1">&lt;/div&gt;</text:p>
      <text:p text:style-name="P1"/>
      <text:p text:style-name="P1">text smashed into the sides and content is stretching to the sides of the page, with container element will give the impression of the page having fixed widths.</text:p>
      <text:p text:style-name="P1">For each breakpoint. We get more whitespace.</text:p>
      <text:p text:style-name="P1"/>
      <text:p text:style-name="P1"/>
      <text:p text:style-name="P1">Offsetting columns – having more space between two columns:</text:p>
      <text:p text:style-name="P1"/>
      <text:p text:style-name="P1">&lt;div class=”row”&gt;</text:p>
      <text:p text:style-name="P1">&lt;aside class=”col-lg-3 col-sm-4”&gt;&lt;/aside&gt;</text:p>
      <text:p text:style-name="P1">&lt;aside class=”col-lg-8 col-lg-offset-1 col-sm-7 col-sm-offset-1&gt;&lt;/aside&gt;</text:p>
      <text:p text:style-name="P1"/>
      <text:p text:style-name="P1">will ad whitespace equivalent to 1 column on the large display and equivalente also to one column on small display. Remember 3+8+1 is 12 and so must be for small display 4+7+1.</text:p>
      <text:p text:style-name="P1"/>
      <text:p text:style-name="P1">Changing column order using push and pull:</text:p>
      <text:p text:style-name="P1"/>
      <text:p text:style-name="P1">&lt;div class=”row”&gt;</text:p>
      <text:p text:style-name="P1">&lt;article class=”col-lg-offset-1 col-sm-offset-1 col-lg-8 col-sm-7 col-lg-push-3 col-sm-push-4”&gt;&lt;/aside&gt;</text:p>
      <text:p text:style-name="P1"/>
      <text:p text:style-name="P1">we will push the article however many columns across the page depending on the size, for example on large display the article element will be pushed to the right three columns while the aside will be pulled 9 columns, and when the grid gets small the article element will be pushed four columns to the right while the aside will be pulled 8 columns to the left. In effect this allows in small displays for the aside to go on top of the article after hitting the breakpoint when the elements are stacked vertically.</text:p>
      <text:p text:style-name="P1"/>
      <text:p text:style-name="P1">&lt;aside class=”col-lg-3 col-sm-4 col-lg-pull-9 co-sm-pull-8&gt;&lt;/aside&gt;</text:p>
      <text:p text:style-name="P1"/>
      <text:p text:style-name="P1">we will pull it howevermany columns towards the left</text:p>
      <text:p text:style-name="P1"/>
      <text:p text:style-name="P1">&lt;/div&gt;</text:p>
      <text:p text:style-name="P1"/>
      <text:p text:style-name="P1"/>
      <text:p text:style-name="P1">Nesting Columns</text:p>
      <text:p text:style-name="P1"/>
      <text:p text:style-name="P1"/>
      <text:p text:style-name="P1">At larger dimension have four divs below only one of the two divs above. So we need to nest the row below the one that already exists.</text:p>
      <text:p text:style-name="P1"/>
      <text:p text:style-name="P1"/>
      <text:p text:style-name="P1"><text:soft-page-break/>&lt;article class=”col-lg-offset-1 col-sm-offset-1 col-lg-8 col-sm-7 col-lg-push-3 col-sm-push-4”&gt;</text:p>
      <text:p text:style-name="P1">&lt;div class=”row”&gt;</text:p>
      <text:p text:style-name="P1"><text:tab/>&lt;div class=”col-md-3 col-xs-6”&gt;&lt;/div&gt;</text:p>
      <text:p text:style-name="P1"><text:tab/>&lt;div class=”col-md-3 col-xs-6”&gt;&lt;/div&gt;</text:p>
      <text:p text:style-name="P1"><text:tab/>&lt;div class=”col-md-3 col-xs-6”&gt;&lt;/div&gt;</text:p>
      <text:p text:style-name="P1"><text:tab/>&lt;div class=”col-md-3 col-xs-6”&gt;&lt;/div&gt;</text:p>
      <text:p text:style-name="P1">&lt;/div&gt;</text:p>
      <text:p text:style-name="P1">&lt;/article&gt;</text:p>
      <text:p text:style-name="P1">&lt;aside class=”col-lg-3 col-sm-4 col-lg-pull-9 co-sm-pull-8&gt;&lt;/aside&gt;</text:p>
      <text:p text:style-name="P1"/>
      <text:p text:style-name="P1"/>
      <text:p text:style-name="P1">JumboTron-style layout</text:p>
      <text:p text:style-name="P1"/>
      <text:p text:style-name="P1">&lt;div class=”jumbotron”&gt;&lt;/div&gt;</text:p>
      <text:p text:style-name="P1"><text:tab/>&lt;img src=”img/jumbotron.jpg” alt=”” class=”pull-right”&gt;&lt;/img&gt;</text:p>
      <text:p text:style-name="P1">&lt;/div&gt;</text:p>
      <text:p text:style-name="P1"/>
      <text:p text:style-name="P1">will display a jumbotron div with an image stacked in the same row to the right of the page.</text:p>
      <text:p text:style-name="P1"/>
      <text:p text:style-name="P1"/>
      <text:p text:style-name="P1">Typography</text:p>
      <text:p text:style-name="P1"/>
      <text:p text:style-name="P1">&lt;div class=”row”&gt;</text:p>
      <text:p text:style-name="P1"><text:tab/>&lt;p&gt;&lt;blockquote&gt;</text:p>
      <text:p text:style-name="P1"><text:tab/>&lt;/blockquote&gt;</text:p>
      <text:p text:style-name="P1"><text:tab/>&lt;/p&gt;</text:p>
      <text:p text:style-name="P1">&lt;/div&gt;</text:p>
      <text:p text:style-name="P1"/>
      <text:p text:style-name="P1"/>
      <text:p text:style-name="P1">&lt;footer class=”row”&gt;</text:p>
      <text:p text:style-name="P1"><text:tab/>&lt;p&gt;&lt;small&gt;</text:p>
      <text:p text:style-name="P1"><text:tab/>&lt;/small&gt;&lt;/p&gt;</text:p>
      <text:p text:style-name="P1"><text:tab/>&lt;p&gt;&lt;small&gt;</text:p>
      <text:p text:style-name="P1"><text:tab/>&lt;/small&gt;&lt;/p&gt;</text:p>
      <text:p text:style-name="P1">&lt;/footer&gt;</text:p>
      <text:p text:style-name="P1"/>
      <text:p text:style-name="P1">use small tag for “fine print”</text:p>
      <text:p text:style-name="P1"/>
      <text:p text:style-name="P1"/>
      <text:p text:style-name="P1">.hidden and .visible</text:p>
      <text:p text:style-name="P1"/>
      <text:p text:style-name="P1">&lt;div class=”col-lg-6 col-sm-7”&gt;</text:p>
      <text:p text:style-name="P1"><text:tab/>&lt;img src=”img/animals.jpg” alt=”” class=”hidden-xs”&gt;</text:p>
      <text:p text:style-name="P1">&lt;/div&gt;</text:p>
      <text:p text:style-name="P1"/>
      <text:p text:style-name="P1">hidden-xs, hidden-sm, hidden-md, and hidden-lg hide an image only</text:p>
      <text:p text:style-name="P1">at those particular displays, whereas visible-xs, visible-sm, visible-md</text:p>
      <text:p text:style-name="P1">and visible-lg show an image or element only at those displays</text:p>
      <text:p text:style-name="P1">hiding them at any other display size</text:p>
      <text:p text:style-name="P1"/>
      <text:p text:style-name="P1"/>
      <text:p text:style-name="P1">Styling buttons using btn classes</text:p>
      <text:p text:style-name="P1"/>
      <text:p text:style-name="P1">&lt;p&gt;&lt;a href=”#” class=”btn btn-default”&gt;&lt;/a&gt;&lt;/p&gt;</text:p>
      <text:p text:style-name="P1"/>
      <text:p text:style-name="P1">btn btn-primary – a blue button</text:p>
      <text:p text:style-name="P1">btn btn-warning btn-lg – an large orange button</text:p>
      <text:p text:style-name="P1">btn btn-success btn-xs – an extra small green button</text:p>
      <text:p text:style-name="P1">btn btn-danger btn-block – button will be as wide as containing</text:p>
      <text:p text:style-name="P1">element and it will be red</text:p>
      <text:p text:style-name="P1"/>
      <text:p text:style-name="P1"/>
      <text:p text:style-name="P1"><text:soft-page-break/>Styling images</text:p>
      <text:p text:style-name="P1"/>
      <text:p text:style-name="P1">making images responsive:</text:p>
      <text:p text:style-name="P1"/>
      <text:p text:style-name="P1">&lt;img src=”img/logo.png” alt=”Wisdom Pets” class=”img-responsive”&gt;</text:p>
      <text:p text:style-name="P1"/>
      <text:p text:style-name="P1">decorative classes:</text:p>
      <text:p text:style-name="P1"/>
      <text:p text:style-name="P1">&lt;img src=”img/logo.png” alt=”Wisdom Pets” class=”img-responsive img-circle”&gt;</text:p>
      <text:p text:style-name="P1">makes the image oval</text:p>
      <text:p text:style-name="P1"/>
      <text:p text:style-name="P1">&lt;img src=”img/logo.png” alt=”Wisdom Pets” class=”img-responsive img-rounded”&gt;</text:p>
      <text:p text:style-name="P1">gives rounded corners on the image</text:p>
      <text:p text:style-name="P1"/>
      <text:p text:style-name="P1">img-responsive img-thumbnail</text:p>
      <text:p text:style-name="P1">will put a grey border on a responsive image (good for white images)</text:p>
      <text:p text:style-name="P1"/>
      <text:p text:style-name="P1"/>
      <text:p text:style-name="P1">Icons</text:p>
      <text:p text:style-name="P1"/>
      <text:p text:style-name="P1">&lt;div class=”col-md-3 col-xs-6”&gt;</text:p>
      <text:p text:style-name="P1"><text:tab/>&lt;h4&gt;&lt;span class=”glyphicon glyphicon-pushpin”&gt;&lt;/span&gt;Title&lt;/h4&gt;</text:p>
      <text:p text:style-name="P1"/>
      <text:p text:style-name="P1">glyphicon glyphicon-ok</text:p>
      <text:p text:style-name="P1">glyphicon glyphicon-cutlery</text:p>
      <text:p text:style-name="P1">glyphicon glyphicon-heart</text:p>
      <text:p text:style-name="P1"/>
      <text:p text:style-name="P1">put spaces on your text inside the h4 tag before Title to give it space between the glyphicon and the font.</text:p>
      <text:p text:style-name="P1"/>
      <text:p text:style-name="P1"/>
      <text:p text:style-name="P1">Thumbnail Gallery</text:p>
      <text:p text:style-name="P1"/>
      <text:p text:style-name="P1">lay out a thumbnail gallery using the grid, .thumbnail and .caption</text:p>
      <text:p text:style-name="P1"/>
      <text:p text:style-name="P1">&lt;div class=”row”&gt;</text:p>
      <text:p text:style-name="P1"><text:tab/>&lt;div class=”col-xs-6”&gt;</text:p>
      <text:p text:style-name="P1"><text:tab/><text:tab/>&lt;div class=”thumbnail”&gt;</text:p>
      <text:p text:style-name="P1"><text:tab/><text:tab/><text:tab/>&lt;img src=”img/dog1.jpg” alt=”” class=”img-responsive”&gt;</text:p>
      <text:p text:style-name="P1"><text:tab/><text:tab/>&lt;p class=”caption”&gt;text&lt;/p&gt;</text:p>
      <text:p text:style-name="P1"><text:tab/><text:tab/>&lt;/div&gt;</text:p>
      <text:p text:style-name="P1"><text:tab/>&lt;/div&gt;</text:p>
      <text:p text:style-name="P1"><text:tab/>&lt;div class=”col-xs-6”&gt;</text:p>
      <text:p text:style-name="P1"><text:tab/><text:tab/>&lt;div class=”thumbnail”&gt;</text:p>
      <text:p text:style-name="P1"><text:tab/><text:tab/>&lt;img src=”img/dog1.jpg” alt=”” class=”img-responsive”&gt;</text:p>
      <text:p text:style-name="P1"><text:tab/><text:tab/>&lt;p class=”caption”&gt;text&lt;/p&gt;</text:p>
      <text:p text:style-name="P1"><text:tab/>&lt;/div&gt;</text:p>
      <text:p text:style-name="P1">&lt;/div&gt;</text:p>
      <text:p text:style-name="P1">&lt;div class “row”&gt;</text:p>
      <text:p text:style-name="P1"><text:tab/>&lt;div class=”col-xs-6”&gt;</text:p>
      <text:p text:style-name="P1"><text:tab/><text:tab/>&lt;div class=”thumbnail”&gt;</text:p>
      <text:p text:style-name="P1"><text:tab/><text:tab/>&lt;img src=”img/dog1.jpg” alt=”” class=”img-responsive”&gt;</text:p>
      <text:p text:style-name="P1"><text:tab/><text:tab/>&lt;p class=”caption”&gt;text&lt;/p&gt;</text:p>
      <text:p text:style-name="P1"><text:tab/>&lt;/div&gt;</text:p>
      <text:p text:style-name="P1"><text:tab/>&lt;div class=”col-xs-6”&gt;</text:p>
      <text:p text:style-name="P1"><text:tab/><text:tab/>&lt;div class=”thumbnail”&gt;</text:p>
      <text:p text:style-name="P1"><text:tab/><text:tab/>&lt;img src=”img/dog1.jpg” alt=”” class=”img-responsive”&gt;</text:p>
      <text:p text:style-name="P1"><text:tab/><text:tab/>&lt;p class=”caption”&gt;text&lt;/p&gt;</text:p>
      <text:p text:style-name="P1"><text:tab/>&lt;/div&gt;</text:p>
      <text:p text:style-name="P1">&lt;/div&gt;</text:p>
      <text:p text:style-name="P1"><text:tab/>&lt;div class=”col-xs-6”&gt;</text:p>
      <text:p text:style-name="P1"><text:tab/><text:tab/>&lt;img src=”img/dog1.jpg” alt=”” class=”img-responsive”&gt;</text:p>
      <text:p text:style-name="P1"><text:tab/><text:tab/>&lt;p&gt;text&lt;/p&gt;</text:p>
      <text:p text:style-name="P1"><text:tab/>&lt;/div&gt;</text:p>
      <text:p text:style-name="P1"><text:soft-page-break/>&lt;/div&gt;</text:p>
      <text:p text:style-name="P1"/>
      <text:p text:style-name="P1">Styling Tabular Data</text:p>
      <text:p text:style-name="P1"/>
      <text:p text:style-name="P1">&lt;table class=”table”&gt;</text:p>
      <text:p text:style-name="P1"><text:tab/>&lt;thead&gt;</text:p>
      <text:p text:style-name="P1"><text:tab/><text:tab/>&lt;tr&gt;</text:p>
      <text:p text:style-name="P1"><text:tab/><text:tab/><text:tab/>&lt;th&gt;&lt;/th&gt;</text:p>
      <text:p text:style-name="P1"><text:tab/><text:tab/><text:tab/>&lt;th&gt;&lt;/th&gt;</text:p>
      <text:p text:style-name="P1"><text:tab/><text:tab/><text:tab/>&lt;th&gt;&lt;/th&gt;</text:p>
      <text:p text:style-name="P1"><text:tab/><text:tab/>&lt;/tr&gt;</text:p>
      <text:p text:style-name="P1"><text:tab/>&lt;/thead&gt;</text:p>
      <text:p text:style-name="P1"><text:tab/>&lt;tbody&gt;</text:p>
      <text:p text:style-name="P1"><text:tab/><text:tab/>&lt;tr&gt;</text:p>
      <text:p text:style-name="P1"><text:tab/><text:tab/><text:tab/>&lt;td&gt;&lt;/td&gt;</text:p>
      <text:p text:style-name="P1"><text:tab/><text:tab/><text:tab/>&lt;td&gt;&lt;/td&gt;</text:p>
      <text:p text:style-name="P1"><text:tab/><text:tab/><text:tab/>&lt;td&gt;&lt;/td&gt;</text:p>
      <text:p text:style-name="P1"><text:tab/><text:tab/>&lt;/tr&gt;</text:p>
      <text:p text:style-name="P1"><text:tab/><text:tab/>&lt;tr&gt;</text:p>
      <text:p text:style-name="P1"><text:tab/><text:tab/><text:tab/>&lt;td&gt;&lt;/td&gt;</text:p>
      <text:p text:style-name="P1"><text:tab/><text:tab/><text:tab/>&lt;td&gt;&lt;/td&gt;</text:p>
      <text:p text:style-name="P1"><text:tab/><text:tab/><text:tab/>&lt;td&gt;&lt;/td&gt;</text:p>
      <text:p text:style-name="P1"><text:tab/><text:tab/>&lt;/tr&gt;</text:p>
      <text:p text:style-name="P1"><text:tab/><text:tab/>&lt;tr&gt;</text:p>
      <text:p text:style-name="P1"><text:tab/><text:tab/><text:tab/>&lt;td&gt;&lt;/td&gt;</text:p>
      <text:p text:style-name="P1"><text:tab/><text:tab/><text:tab/>&lt;td&gt;&lt;/td&gt;</text:p>
      <text:p text:style-name="P1"><text:tab/><text:tab/><text:tab/>&lt;td&gt;&lt;/td&gt;</text:p>
      <text:p text:style-name="P1"><text:tab/><text:tab/>&lt;/tr&gt;</text:p>
      <text:p text:style-name="P1"><text:tab/>&lt;/tbody&gt;</text:p>
      <text:p text:style-name="P1">&lt;/table&gt;</text:p>
      <text:p text:style-name="P1"/>
      <text:p text:style-name="P1">.table on the table tag to make a table</text:p>
      <text:p text:style-name="P1"/>
      <text:p text:style-name="P1">table table-striped (will create a striped table)</text:p>
      <text:p text:style-name="P1">table table-bordered (will give you a spreadsheet look on the table)</text:p>
      <text:p text:style-name="P1">table table-hover (shade when hovering)</text:p>
      <text:p text:style-name="P1">table table-condensed (less padding on the table)</text:p>
      <text:p text:style-name="P1"/>
      <text:p text:style-name="P1">in a div around the table &lt;div class=”table-responsive”&gt;&lt;table&gt;...&lt;/table&gt;&lt;/div&gt;</text:p>
      <text:p text:style-name="P1">to make the table responsive</text:p>
      <text:p text:style-name="P1"/>
      <text:p text:style-name="P1"/>
      <text:p text:style-name="P1">Overriding core CSS with custom styles</text:p>
      <text:p text:style-name="P1"/>
      <text:p text:style-name="P1"/>
      <text:p text:style-name="P1">&lt;link href=”css/bootstrap.min.css” rel=”stylesheet”&gt;</text:p>
      <text:p text:style-name="P1">do not make custom styles on bootstrap file because when it</text:p>
      <text:p text:style-name="P1">updates our custom styles will be wiped out</text:p>
      <text:p text:style-name="P1">&lt;link href=”css/custom.css” rel=”stylesheet”&gt;</text:p>
      <text:p text:style-name="P1"/>
      <text:p text:style-name="P1"/>
      <text:p text:style-name="P1">/* in custom stylesheet */</text:p>
      <text:p text:style-name="P1"/>
      <text:p text:style-name="P1">footer {</text:p>
      <text:p text:style-name="P1"><text:tab/>padding: 2em 0;</text:p>
      <text:p text:style-name="P1"><text:tab/>margin: 3em 0;</text:p>
      <text:p text:style-name="P1"><text:tab/>border-top: 1px solid #ddd;</text:p>
      <text:p text:style-name="P1"><text:tab/>color: #999;</text:p>
      <text:p text:style-name="P1">}</text:p>
      <text:p text:style-name="P1"/>
      <text:p text:style-name="P1">say you want to change the glyphicon stylesheet</text:p>
      <text:p text:style-name="P1"/>
      <text:p text:style-name="P1">.glyphicon {</text:p>
      <text:p text:style-name="P1"><text:tab/>color: #cdae51;</text:p>
      <text:p text:style-name="P1"><text:soft-page-break/>}</text:p>
      <text:p text:style-name="P1"/>
      <text:p text:style-name="P1">.glyphicon-pushpin,</text:p>
      <text:p text:style-name="P1">.glyphicon-heart {</text:p>
      <text:p text:style-name="P1"><text:tab/>color: #39eej9;</text:p>
      <text:p text:style-name="P1">}</text:p>
      <text:p text:style-name="P1"/>
      <text:p text:style-name="P1">for </text:p>
      <text:p text:style-name="P1"/>
      <text:p text:style-name="P1">&lt;span class=”glyhpicon glyphicon-pushpin”&gt;</text:p>
      <text:p text:style-name="P1"/>
      <text:p text:style-name="P1"/>
      <text:p text:style-name="P1">give breathing room between text and pushed image to the right</text:p>
      <text:p text:style-name="P1"/>
      <text:p text:style-name="P1">maybe i want all images pulled right and responsive</text:p>
      <text:p text:style-name="P1"/>
      <text:p text:style-name="P1">.pull-right.imgresponsive (there is no space it is all one word)</text:p>
      <text:p text:style-name="P1">this reads tags that have those two classes as opposed to nested classes</text:p>
      <text:p text:style-name="P1"/>
      <text:p text:style-name="P1">.pull-right-img-responsive {</text:p>
      <text:p text:style-name="P1"><text:tab/>margin: 0 0 1em 1em;</text:p>
      <text:p text:style-name="P1">}</text:p>
      <text:p text:style-name="P1"/>
      <text:p text:style-name="P1"/>
      <text:p text:style-name="P1"/>
      <text:p text:style-name="P1"><text:s/>another thing we might want to override a boootstrap style</text:p>
      <text:p text:style-name="P1"/>
      <text:p text:style-name="P1">.btn-info {</text:p>
      <text:p text:style-name="P1"><text:tab/>background-color: #cdae51;</text:p>
      <text:p text:style-name="P1"><text:tab/>border-color: #3F2BD1;</text:p>
      <text:p text:style-name="P1">}</text:p>
      <text:p text:style-name="P1"/>
      <text:p text:style-name="P1">when you don't know where to track within bootstrap what's changing our tag elements</text:p>
      <text:p text:style-name="P1"/>
      <text:p text:style-name="P1">use firebug – install firebug – add to firefox – install or use the developer</text:p>
      <text:p text:style-name="P1">tool with chrome</text:p>
      <text:p text:style-name="P1"/>
      <text:p text:style-name="P1">select the element, on the righthand style menu you can see what's controlling</text:p>
      <text:p text:style-name="P1">the color of an element like a button and copy and paste into our</text:p>
      <text:p text:style-name="P1">custom.css and override the properties we want.</text:p>
      <text:p text:style-name="P1"/>
      <text:p text:style-name="P1"/>
      <text:p text:style-name="P1">Panels</text:p>
      <text:p text:style-name="P1"/>
      <text:p text:style-name="P1">make different boxes of different sizes into thumbnails to prevent responsive alignment problems as they stack vertically</text:p>
      <text:p text:style-name="P1"/>
      <text:p text:style-name="P1">&lt;div class=”clearfix visible-xs visible-lg”&gt;&lt;/div&gt;</text:p>
      <text:p text:style-name="P1">&lt;div class=”row”&gt;</text:p>
      <text:p text:style-name="P1"><text:tab/>&lt;div class=”col-lg-3 col-xs-6”</text:p>
      <text:p text:style-name="P1"><text:tab/><text:tab/>&lt;div class=”thumbnail”&gt;</text:p>
      <text:p text:style-name="P1"><text:tab/><text:tab/><text:tab/>&lt;div class=”caption”&gt;</text:p>
      <text:p text:style-name="P1">clearfix will keep boxes ordered, notice clearfix class</text:p>
      <text:p text:style-name="P1">is not wrapping the whole thing</text:p>
      <text:p text:style-name="P1"/>
      <text:p text:style-name="P1"/>
      <text:p text:style-name="P1">to create a panel:</text:p>
      <text:p text:style-name="P1"/>
      <text:p text:style-name="P1">&lt;div class=”panel panel-default”&gt;</text:p>
      <text:p text:style-name="P1"><text:tab/>&lt;div class=”panel-body”&gt;</text:p>
      <text:p text:style-name="P1"><text:tab/>&lt;/div&gt;</text:p>
      <text:p text:style-name="P1">&lt;/div&gt;</text:p>
      <text:p text:style-name="P1"/>
      <text:p text:style-name="P2"><text:soft-page-break/>CHAPTER 4 – NAVIGATION SYSTEM</text:p>
      <text:p text:style-name="P2"/>
      <text:p text:style-name="P2">BREADCRUMS </text:p>
      <text:p text:style-name="P2"/>
      <text:p text:style-name="P2">&lt;ol class=”breadcrum”&gt;</text:p>
      <text:p text:style-name="P2">&lt;li&gt;&lt;a href=””&gt;&lt;/a&gt;&lt;/li&gt;</text:p>
      <text:p text:style-name="P2">&lt;li&gt;&lt;a href=””&gt;&lt;/a&gt;&lt;/li&gt;</text:p>
      <text:p text:style-name="P2">&lt;li&gt;&lt;a href=””&gt;&lt;/a&gt;&lt;/li&gt;</text:p>
      <text:p text:style-name="P2">&lt;/ol&gt;</text:p>
      <text:p text:style-name="P2"/>
      <text:p text:style-name="P2">find in boostrap.css</text:p>
      <text:p text:style-name="P2">.breadcrum&gt;li+li:before {</text:p>
      <text:p text:style-name="P2">}</text:p>
      <text:p text:style-name="P2"/>
      <text:p text:style-name="P2">copy the whole style</text:p>
      <text:p text:style-name="P2">paste it in custom css</text:p>
      <text:p text:style-name="P2"/>
      <text:p text:style-name="P2">save content:none</text:p>
      <text:p text:style-name="P2"/>
      <text:p text:style-name="P2">then add whatever you want like this</text:p>
      <text:p text:style-name="P2">&lt;li&gt;&lt;a href=””&gt;Home&lt;/a&gt;&lt;span class=”glyphicon glyphicon-circle-arrow-right!&lt;/span&gt;&lt;/li&gt;</text:p>
      <text:p text:style-name="P2"/>
      <text:p text:style-name="P2"/>
      <text:p text:style-name="P2">NAVIGATION BAR</text:p>
      <text:p text:style-name="P2"/>
      <text:p text:style-name="P2">&lt;nav class=”row”&gt;</text:p>
      <text:p text:style-name="P2"><text:tab/>&lt;ul class=”nav nav-tabs”&gt;</text:p>
      <text:p text:style-name="P4"><text:tab/><text:tab/>&lt;li class=”active”&gt;&lt;h href=””&gt;Home&lt;/a&gt;&lt;/li&gt;</text:p>
      <text:p text:style-name="P16"><text:tab/><text:tab/>&lt;li&gt;&lt;h href=””&gt;Home&lt;/a&gt;&lt;/li&gt;</text:p>
      <text:p text:style-name="P16"><text:tab/><text:tab/>&lt;li&gt;&lt;h href=””&gt;Home&lt;/a&gt;&lt;/li&gt;</text:p>
      <text:p text:style-name="P16"><text:tab/><text:tab/>&lt;li&gt;&lt;h href=””&gt;Home&lt;/a&gt;&lt;/li&gt;</text:p>
      <text:p text:style-name="P16"><text:tab/><text:tab/>&lt;li&gt;&lt;h href=””&gt;Home&lt;/a&gt;&lt;/li&gt;</text:p>
      <text:p text:style-name="P4"><text:tab/>&lt;/ul&gt;</text:p>
      <text:p text:style-name="P4"/>
      <text:p text:style-name="P4">nav<text:tab/><text:tab/><text:tab/>will add a vertical navigation menu</text:p>
      <text:p text:style-name="P4">nav nav-tabs<text:tab/>will orient navigation menu as tabs horizontally</text:p>
      <text:p text:style-name="P4">nav nav-stacked<text:tab/>will create a vertical tab nav bar</text:p>
      <text:p text:style-name="P4">nav nav-pills<text:tab/>button like nav menu (called pills)</text:p>
      <text:p text:style-name="P4"/>
      <text:p text:style-name="P4">to stretch the nav bar</text:p>
      <text:p text:style-name="P4">add nav-justified</text:p>
      <text:p text:style-name="P4">it will stretch fully across containing element</text:p>
      <text:p text:style-name="P4"/>
      <text:p text:style-name="P6"/>
      <text:p text:style-name="P6">NAVBAR</text:p>
      <text:p text:style-name="P6"/>
      <text:p text:style-name="P6">bootstrap ships with customizable navbar</text:p>
      <text:p text:style-name="P6"/>
      <text:p text:style-name="P3">&lt;<text:span text:style-name="T1">div</text:span> class=”<text:span text:style-name="T1">container</text:span>”&gt;</text:p>
      <text:p text:style-name="P3"><text:tab/><text:span text:style-name="T1">&lt;div class=”row”&gt;</text:span><text:tab/></text:p>
      <text:p text:style-name="P3"><text:tab/><text:tab/><text:span text:style-name="T1">&lt;nav class=”navbar navbar-default” role=”navigation”&gt;</text:span></text:p>
      <text:p text:style-name="P3"><text:tab/><text:tab/><text:tab/><text:span text:style-name="T1">&lt;div class=”navbar-header”&gt;</text:span></text:p>
      <text:p text:style-name="P15"><text:tab/><text:tab/><text:tab/><text:tab/>&lt;button type=”button” class=”navbar-toggle” data-toggle=”collapse” data-target=”#collapse”&gt;</text:p>
      <text:p text:style-name="P15"><text:tab/><text:tab/><text:tab/><text:tab/>&lt;span class=”sr-only”&gt;Toggle Navigation&lt;/span&gt;</text:p>
      <text:p text:style-name="P3"><text:tab/><text:tab/><text:tab/><text:tab/><text:span text:style-name="T1">&lt;span class=”icon-bar”&gt;&lt;/span&gt;</text:span></text:p>
      <text:p text:style-name="P3"><text:tab/><text:tab/><text:tab/><text:tab/><text:span text:style-name="T1">&lt;span class=”icon-bar”&gt;&lt;/span&gt;</text:span></text:p>
      <text:p text:style-name="P3"><text:tab/><text:tab/><text:tab/><text:tab/><text:span text:style-name="T1">&lt;span class=”icon-bar”&gt;&lt;/span&gt;</text:span></text:p>
      <text:p text:style-name="P15"><text:tab/><text:tab/><text:tab/><text:tab/>&lt;/button&gt;</text:p>
      <text:p text:style-name="P15"><text:tab/><text:tab/><text:tab/>&lt;/div&gt;</text:p>
      <text:p text:style-name="P3"><text:tab/><text:tab/><text:tab/><text:span text:style-name="T1">&lt;div class=”collapse navbar-collapse” id=”collapse”&gt;</text:span></text:p>
      <text:p text:style-name="P3"><text:span text:style-name="T1"><text:tab/><text:tab/><text:tab/><text:tab/>&lt;</text:span>ul class=”nav nav<text:span text:style-name="T1">bar-nav</text:span>”&gt;</text:p>
      <text:p text:style-name="P5"><text:tab/><text:tab/><text:tab/><text:tab/><text:tab/>&lt;li class=”active”&gt;&lt;h href=””&gt;Home&lt;/a&gt;&lt;/li&gt;</text:p>
      <text:p text:style-name="P17"><text:soft-page-break/><text:tab/><text:tab/><text:tab/><text:tab/><text:tab/>&lt;li&gt;&lt;h href=””&gt;Home&lt;/a&gt;&lt;/li&gt;</text:p>
      <text:p text:style-name="P17"><text:tab/><text:tab/><text:tab/><text:tab/><text:tab/>&lt;li&gt;&lt;h href=””&gt;Home&lt;/a&gt;&lt;/li&gt;</text:p>
      <text:p text:style-name="P17"><text:tab/><text:tab/><text:tab/><text:tab/>&lt;/ul&gt;</text:p>
      <text:p text:style-name="P5"><text:tab/><text:tab/><text:tab/><text:span text:style-name="T1">&lt;/div&gt;</text:span></text:p>
      <text:p text:style-name="P5"/>
      <text:p text:style-name="P6">data-target=”#collapse” means that when we click on that button</text:p>
      <text:p text:style-name="P6">the div with id collapse will become visible</text:p>
      <text:p text:style-name="P6"/>
      <text:p text:style-name="P6">navbar nav-default navbar-inverse (will invert colors of navbar)</text:p>
      <text:p text:style-name="P6"/>
      <text:p text:style-name="P6">to fix the navigation bar to the top:</text:p>
      <text:p text:style-name="P6">navbar navbar-fixed-top</text:p>
      <text:p text:style-name="P6"/>
      <text:p text:style-name="P6">in custom sheet</text:p>
      <text:p text:style-name="P6"/>
      <text:p text:style-name="P6">body {</text:p>
      <text:p text:style-name="P6">add padding top</text:p>
      <text:p text:style-name="P6">}</text:p>
      <text:p text:style-name="P6"/>
      <text:p text:style-name="P6">so that the fixed top navbar doesnt eat the top content of your page</text:p>
      <text:p text:style-name="P6"/>
      <text:p text:style-name="P6"/>
      <text:p text:style-name="P6">CHANGE THE PANCAKE BUTTON IMAGE <text:span text:style-name="T2">in NAVBAR</text:span></text:p>
      <text:p text:style-name="P6"/>
      <text:p text:style-name="P6">&lt;span class=”icon-bar”&gt;</text:p>
      <text:p text:style-name="P6">&lt;span class=”icon-bar”&gt;</text:p>
      <text:p text:style-name="P6">&lt;span class=”icon-bar”&gt;</text:p>
      <text:p text:style-name="P6"/>
      <text:p text:style-name="P6">to</text:p>
      <text:p text:style-name="P6"/>
      <text:p text:style-name="P6">&lt;span class=”glyphicon glyphicon-arrow-down”&gt;</text:p>
      <text:p text:style-name="P6"/>
      <text:p text:style-name="P7">always override bootstrap styles in custom.css</text:p>
      <text:p text:style-name="P7"/>
      <text:p text:style-name="P8"/>
      <text:p text:style-name="P8">CHAPTER 5 – JAVASCRIPT</text:p>
      <text:p text:style-name="P8"/>
      <text:p text:style-name="P9">DROPDOWNS</text:p>
      <text:p text:style-name="P9"/>
      <text:p text:style-name="P9">&lt;div class=”collapse navbar-collapse” id=”collapse”&gt;</text:p>
      <text:p text:style-name="P9"><text:tab/>&lt;ul class=”nav navbar-nav”&gt;</text:p>
      <text:p text:style-name="P9"><text:tab/><text:tab/>&lt;li&gt;&lt;a href=””&gt;Home&lt;/a&gt;&lt;/li&gt;</text:p>
      <text:p text:style-name="P9"><text:tab/><text:tab/>&lt;li class=”dorpdown”&gt;&lt;a href=”” data-toggle=”dropdown”&gt;About&lt;span class=”caret”&gt;&lt;/span&gt;&lt;/a&gt;</text:p>
      <text:p text:style-name="P9"><text:tab/><text:tab/><text:tab/>&lt;ul class=”dropdown-menu”&gt;</text:p>
      <text:p text:style-name="P9"><text:tab/><text:tab/><text:tab/><text:tab/>&lt;li&gt;&lt;a href=””&gt;Sub 1&lt;/a&gt;&lt;/li&gt;</text:p>
      <text:p text:style-name="P9"><text:tab/><text:tab/><text:tab/><text:tab/>&lt;li&gt;&lt;a href=””&gt;Sub 2&lt;/a&gt;&lt;/li&gt;</text:p>
      <text:p text:style-name="P9"><text:tab/><text:tab/><text:tab/><text:tab/>&lt;li&gt;&lt;a href=””&gt;Sub 3&lt;/a&gt;&lt;/li&gt;</text:p>
      <text:p text:style-name="P9"><text:tab/><text:tab/><text:tab/>&lt;/ul&gt;</text:p>
      <text:p text:style-name="P9"><text:tab/><text:tab/>&lt;/li&gt;</text:p>
      <text:p text:style-name="P9"><text:tab/><text:tab/>&lt;li&gt;&lt;a href=””&gt;Services&lt;/a&gt;&lt;/li&gt;</text:p>
      <text:p text:style-name="P9"><text:tab/><text:tab/>&lt;li&gt;&lt;a href=””&gt;Photo Gallery&lt;/a&gt;&lt;/li&gt;</text:p>
      <text:p text:style-name="P9"><text:tab/><text:tab/>&lt;li&gt;&lt;a href=””&gt;Contact&lt;/a&gt;&lt;/li&gt;</text:p>
      <text:p text:style-name="P9"/>
      <text:p text:style-name="P9"/>
      <text:p text:style-name="P9">caret will indicate there's a dropdown menu inside the elemtn</text:p>
      <text:p text:style-name="P9">data-toggle indicates there's javascript going on</text:p>
      <text:p text:style-name="P9"/>
      <text:p text:style-name="P9">to find the dropdown you click on the item</text:p>
      <text:p text:style-name="P9"/>
      <text:p text:style-name="P9"/>
      <text:p text:style-name="P9"/>
      <text:p text:style-name="P9"/>
      <text:p text:style-name="P9"/>
      <text:p text:style-name="P9"><text:soft-page-break/>TABS WITHIN THE PAGE</text:p>
      <text:p text:style-name="P9"/>
      <text:p text:style-name="P9"/>
      <text:p text:style-name="P14">&lt;ul class=”nav nav-tabs”&gt;</text:p>
      <text:p text:style-name="P14"><text:tab/>&lt;li&gt;&lt;a href=”#vacc” data-toggle=”tab”&gt;&lt;span class=”glyphicon glyphicon-pushpin”&gt;&lt;/span&gt; Vaccinations&lt;/a&gt;&lt;/li&gt;<text:tab/></text:p>
      <text:p text:style-name="P14"><text:tab/>&lt;li&gt;&lt;a href=”#checkups” data-toggle=”tab”&gt;&lt;span class=”glyphicon glyphicon-ok”&gt;&lt;/span&gt;Checkups&lt;/a&gt;&lt;/li&gt;</text:p>
      <text:p text:style-name="P14"><text:tab/>&lt;li&gt;&lt;a href=”#senior” data-toggle=”tab”&gt;&lt;span class=”glyphicon glyphicon-heart”&gt;&lt;/span&gt;Senior Pets&lt;/a&gt;&lt;/li&gt;</text:p>
      <text:p text:style-name="P14"><text:tab/>&lt;li&gt;&lt;a href=”#diet” data-toggle=”tab”&gt;&lt;span class=”glyphicon glyphicon-cutlery”&gt;&lt;/span&gt;Diet Plans&lt;/a&gt;&lt;/li&gt;</text:p>
      <text:p text:style-name="P14">&lt;/ul&gt;</text:p>
      <text:p text:style-name="P14"/>
      <text:p text:style-name="P14">we have to associate that when we click on Vaccionation we see content</text:p>
      <text:p text:style-name="P14"/>
      <text:p text:style-name="P14">&lt;div class=”tab-content”&gt; this div is simply here to point that what comes next has to do with tabs</text:p>
      <text:p text:style-name="P14"/>
      <text:p text:style-name="P14"><text:tab/>&lt;div class=”tab-pane fade active in id=”vacc”&gt;</text:p>
      <text:p text:style-name="P14"><text:tab/>&lt;p&gt;This content will display when clicking on the tab</text:p>
      <text:p text:style-name="P14"><text:tab/>with id of vacc&lt;/p&gt;</text:p>
      <text:p text:style-name="P14"><text:tab/>&lt;/div&gt;</text:p>
      <text:p text:style-name="P14"/>
      <text:p text:style-name="P14"><text:tab/>&lt;div class=”tab-pane fade id=”checkup”&gt;</text:p>
      <text:p text:style-name="P14"><text:tab/>&lt;p&gt;&lt;/p&gt;</text:p>
      <text:p text:style-name="P14"><text:tab/>&lt;/div&gt;</text:p>
      <text:p text:style-name="P14"/>
      <text:p text:style-name="P14"><text:tab/>&lt;div class=”tab-pane fade id=”senior”&gt;</text:p>
      <text:p text:style-name="P14"><text:tab/>&lt;p&gt;&lt;/p&gt;</text:p>
      <text:p text:style-name="P14"><text:tab/>&lt;/div&gt;</text:p>
      <text:p text:style-name="P14"/>
      <text:p text:style-name="P14"><text:tab/>&lt;div class=”tab-pane fade id=”diet”&gt;</text:p>
      <text:p text:style-name="P14"><text:tab/>&lt;p&gt;&lt;/p&gt;</text:p>
      <text:p text:style-name="P14"><text:tab/>&lt;/div&gt;</text:p>
      <text:p text:style-name="P14"/>
      <text:p text:style-name="P11">to initialize the tabs, following the scripts you already set up</text:p>
      <text:p text:style-name="P11">at the beginning at the bottom of the page you add:</text:p>
      <text:p text:style-name="P11">&lt;script&gt;</text:p>
      <text:p text:style-name="P11"><text:tab/>$(function () {</text:p>
      <text:p text:style-name="P11"><text:tab/><text:tab/>$('.nav-tabs a:fist').tab('show');</text:p>
      <text:p text:style-name="P11"><text:tab/>});</text:p>
      <text:p text:style-name="P11">&lt;/script&gt;</text:p>
      <text:p text:style-name="P11"/>
      <text:p text:style-name="P11">to change the style of active elements in your custom you can do:</text:p>
      <text:p text:style-name="P11"/>
      <text:p text:style-name="P11">.active .glyphicon {</text:p>
      <text:p text:style-name="P11">change style for active glyphicons here</text:p>
      <text:p text:style-name="P11">}</text:p>
      <text:p text:style-name="P11"/>
      <text:p text:style-name="P11"/>
      <text:p text:style-name="P10">ACCORDION PANELS</text:p>
      <text:p text:style-name="P10"/>
      <text:p text:style-name="P11"/>
      <text:p text:style-name="P11">&lt;div class=”panel-group” id=”accordion”&gt;</text:p>
      <text:p text:style-name="P11"/>
      <text:p text:style-name="P11"><text:tab/>&lt;div class= “panel panel-default&gt;</text:p>
      <text:p text:style-name="P11"><text:tab/><text:tab/>&lt;div class= “panel-heading”&gt;</text:p>
      <text:p text:style-name="P11"><text:tab/><text:tab/><text:tab/>&lt;h4 class=”panel-title”&gt;</text:p>
      <text:p text:style-name="P11"><text:tab/><text:tab/><text:tab/><text:tab/>&lt;a href=”#vacc” class=”accordion-toggle” data-toggle=”collapse” data-parent=”#accordion”&gt;&lt;span class=”glyphicon glyphicon-pushpin”&gt;&lt;/span&gt; Vaccinatons&lt;/a&gt;</text:p>
      <text:p text:style-name="P11"><text:tab/><text:tab/><text:tab/>&lt;/h4&gt;</text:p>
      <text:p text:style-name="P12"><text:tab/><text:tab/>&lt;/div<text:span text:style-name="T3">&gt;</text:span></text:p>
      <text:p text:style-name="P12"><text:span text:style-name="T3"><text:tab/><text:tab/>&lt;div</text:span> <text:span text:style-name="T3">class=”panel body”</text:span>&gt;</text:p>
      <text:p text:style-name="P11"><text:tab/><text:tab/>&lt;div id=”vacc” class=”panel-collapse collapse in”&gt;</text:p>
      <text:p text:style-name="P12"><text:tab/><text:tab/><text:span text:style-name="T3">&lt;div&gt;</text:span><text:tab/></text:p>
      <text:p text:style-name="P12"><text:tab/><text:tab/>&lt;p&gt; Text here &lt;/p&gt;</text:p>
      <text:p text:style-name="P12"><text:tab/><text:tab/><text:span text:style-name="T3">&lt;/div&gt;</text:span><text:tab/><text:tab/></text:p>
      <text:p text:style-name="P12">&lt;/div&gt;</text:p>
      <text:p text:style-name="P11"/>
      <text:p text:style-name="P13">add markup to other panels on my own, on the following panels:</text:p>
      <text:p text:style-name="P13">dont use the in class, it indicates which one we want to start in.</text:p>
      <text:p text:style-name="P11"/>
      <text:p text:style-name="P11">&lt;div class= “panel panel-default&gt;</text:p>
      <text:p text:style-name="P11">&lt;span class=”glyphicon glyphicon-pushpin”&gt;&lt;/span&gt; Vaccinatons</text:p>
      <text:p text:style-name="P11">&lt;p&gt; Text here &lt;/p&gt;</text:p>
      <text:p text:style-name="P11">&lt;/div&gt;</text:p>
      <text:p text:style-name="P11"/>
      <text:p text:style-name="P11">&lt;div class= “panel panel-default&gt;</text:p>
      <text:p text:style-name="P11">&lt;span class=”glyphicon glyphicon-pushpin”&gt;&lt;/span&gt; Vaccinatons</text:p>
      <text:p text:style-name="P11"><text:soft-page-break/>&lt;p&gt; Text here &lt;/p&gt;</text:p>
      <text:p text:style-name="P11">&lt;/div&gt;</text:p>
      <text:p text:style-name="P11"/>
      <text:p text:style-name="P11">&lt;div class= “panel panel-default&gt;</text:p>
      <text:p text:style-name="P11">&lt;span class=”glyphicon glyphicon-pushpin”&gt;&lt;/span&gt; Vaccinatons</text:p>
      <text:p text:style-name="P11">&lt;p&gt; Text here &lt;/p&gt;</text:p>
      <text:p text:style-name="P11">&lt;/div&gt;</text:p>
      <text:p text:style-name="P11"/>
      <text:p text:style-name="P11">&lt;/div&gt; &lt;!--end accordion</text:p>
      <text:p text:style-name="P11"/>
      <text:p text:style-name="P11"/>
      <text:p text:style-name="P19">TOOL TIPS</text:p>
      <text:p text:style-name="P19"/>
      <text:p text:style-name="P19">&lt;p&gt;&lt;a href=”” class=”btn btn-info” data-toggle=”tooltip” title=”Read</text:p>
      <text:p text:style-name="P19">more about vaccines”&gt;Read more &gt;&gt;&lt;/a&gt;&lt;/p&gt;</text:p>
      <text:p text:style-name="P19"/>
      <text:p text:style-name="P19">in the bottom of the page after your scripts</text:p>
      <text:p text:style-name="P19">so that any time the mouse hovers over an a tag with a class of btn-info</text:p>
      <text:p text:style-name="P19">javascript will run and check if a tooltip needs to run.</text:p>
      <text:p text:style-name="P19">&lt;script&gt;</text:p>
      <text:p text:style-name="P19">$('a.btn-info').tooltip()</text:p>
      <text:p text:style-name="P19">&lt;/scrip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date>2015-06-19T14:23:46.701000000</dc:date>
    <meta:editing-duration>P0D</meta:editing-duration>
    <meta:editing-cycles>3</meta:editing-cycles>
    <meta:document-statistic meta:table-count="0" meta:image-count="0" meta:object-count="0" meta:page-count="10" meta:paragraph-count="402" meta:word-count="1853" meta:character-count="14403" meta:non-whitespace-character-count="12639"/>
  </office:meta>
</office:document-meta>
</file>